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0d6"/>
    </style:style>
    <style:style style:name="P2" style:family="paragraph" style:parent-style-name="Standard">
      <style:text-properties officeooo:rsid="000f30d6" officeooo:paragraph-rsid="000f30d6"/>
    </style:style>
    <style:style style:name="P3" style:family="paragraph" style:parent-style-name="Standard">
      <style:text-properties style:font-name="Norasi" officeooo:rsid="000f30d6" officeooo:paragraph-rsid="000f30d6"/>
    </style:style>
    <style:style style:name="P4" style:family="paragraph" style:parent-style-name="Standard">
      <style:text-properties officeooo:rsid="000f738f" officeooo:paragraph-rsid="000f738f"/>
    </style:style>
    <style:style style:name="P5" style:family="paragraph" style:parent-style-name="Standard">
      <style:text-properties officeooo:rsid="00109856" officeooo:paragraph-rsid="00109856"/>
    </style:style>
    <style:style style:name="P6" style:family="paragraph" style:parent-style-name="Standard">
      <style:text-properties officeooo:rsid="0012f64a" officeooo:paragraph-rsid="0012f64a"/>
    </style:style>
    <style:style style:name="P7" style:family="paragraph" style:parent-style-name="Standard">
      <style:text-properties officeooo:rsid="0012f64a" officeooo:paragraph-rsid="001ac0d7"/>
    </style:style>
    <style:style style:name="P8" style:family="paragraph" style:parent-style-name="Standard">
      <style:text-properties officeooo:paragraph-rsid="0012f64a"/>
    </style:style>
    <style:style style:name="P9" style:family="paragraph" style:parent-style-name="Standard">
      <style:text-properties officeooo:rsid="001466cd" officeooo:paragraph-rsid="001466cd"/>
    </style:style>
    <style:style style:name="P10" style:family="paragraph" style:parent-style-name="Standard">
      <style:text-properties officeooo:rsid="001466cd" officeooo:paragraph-rsid="001763e4"/>
    </style:style>
    <style:style style:name="P11" style:family="paragraph" style:parent-style-name="Standard">
      <style:text-properties officeooo:rsid="001466cd" officeooo:paragraph-rsid="00182fe3"/>
    </style:style>
    <style:style style:name="P12" style:family="paragraph" style:parent-style-name="Standard">
      <style:text-properties officeooo:rsid="001466cd" officeooo:paragraph-rsid="00188f72"/>
    </style:style>
    <style:style style:name="P13" style:family="paragraph" style:parent-style-name="Standard">
      <style:text-properties officeooo:rsid="001466cd" officeooo:paragraph-rsid="001ac0d7"/>
    </style:style>
    <style:style style:name="P14" style:family="paragraph" style:parent-style-name="Standard">
      <style:text-properties officeooo:rsid="001c4685" officeooo:paragraph-rsid="001c4685"/>
    </style:style>
    <style:style style:name="P15" style:family="paragraph" style:parent-style-name="Standard">
      <style:text-properties officeooo:rsid="002221dd" officeooo:paragraph-rsid="002221dd"/>
    </style:style>
    <style:style style:name="P16" style:family="paragraph" style:parent-style-name="Standard" style:list-style-name="L1">
      <style:text-properties officeooo:rsid="00109856" officeooo:paragraph-rsid="00109856"/>
    </style:style>
    <style:style style:name="P17" style:family="paragraph" style:parent-style-name="Standard" style:list-style-name="L2">
      <style:text-properties officeooo:rsid="0012f64a" officeooo:paragraph-rsid="0012f64a"/>
    </style:style>
    <style:style style:name="P18" style:family="paragraph" style:parent-style-name="Standard" style:list-style-name="L3">
      <style:text-properties officeooo:rsid="001466cd" officeooo:paragraph-rsid="001466cd"/>
    </style:style>
    <style:style style:name="T1" style:family="text">
      <style:text-properties officeooo:rsid="00114139"/>
    </style:style>
    <style:style style:name="T2" style:family="text">
      <style:text-properties officeooo:rsid="0012a988"/>
    </style:style>
    <style:style style:name="T3" style:family="text">
      <style:text-properties officeooo:rsid="0016191a"/>
    </style:style>
    <style:style style:name="T4" style:family="text">
      <style:text-properties officeooo:rsid="001763e4"/>
    </style:style>
    <style:style style:name="T5" style:family="text">
      <style:text-properties officeooo:rsid="00178e29"/>
    </style:style>
    <style:style style:name="T6" style:family="text">
      <style:text-properties officeooo:rsid="00182fe3"/>
    </style:style>
    <style:style style:name="T7" style:family="text">
      <style:text-properties officeooo:rsid="00188f72"/>
    </style:style>
    <style:style style:name="T8" style:family="text">
      <style:text-properties officeooo:rsid="0018acf0"/>
    </style:style>
    <style:style style:name="T9" style:family="text">
      <style:text-properties officeooo:rsid="001a3e32"/>
    </style:style>
    <style:style style:name="T10" style:family="text">
      <style:text-properties officeooo:rsid="001e3fd7"/>
    </style:style>
    <style:style style:name="T11" style:family="text">
      <style:text-properties officeooo:rsid="00215e50"/>
    </style:style>
    <style:style style:name="T12" style:family="text">
      <style:text-properties officeooo:rsid="002221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CREATE DOCKER SECRETS IN UBUNTU:</text:p>
      <text:p text:style-name="P4"/>
      <text:list xml:id="list35889593" text:style-name="L1">
        <text:list-item>
          <text:p text:style-name="P16">Before creating docker-secret we need to start docker swarm beecause docker-secret is working on swarm mode.</text:p>
        </text:list-item>
      </text:list>
      <text:p text:style-name="P5"><text:s text:c="2"/></text:p>
      <text:p text:style-name="P5"><text:s/><text:span text:style-name="T1">COMMANDS:</text:span></text:p>
      <text:p text:style-name="P5"/>
      <text:p text:style-name="P5"><text:s text:c="8"/><text:span text:style-name="T1">docker swarm init</text:span></text:p>
      <text:p text:style-name="P5"><text:s text:c="21"/></text:p>
      <text:p text:style-name="P5"><text:s text:c="29"/><text:span text:style-name="T2">image</text:span></text:p>
      <text:p text:style-name="P5"><text:s text:c="8"/><text:span text:style-name="T2">docker info <text:s/>--&gt; checks the status of docker swarm whether it is active or not</text:span></text:p>
      <text:p text:style-name="P5"><text:s text:c="19"/></text:p>
      <text:p text:style-name="P6">TWO WAYS TO CREATE A DOCKER-SECRET</text:p>
      <text:list xml:id="list2112005812" text:style-name="L2">
        <text:list-item>
          <text:p text:style-name="P17">using file for docker-secret</text:p>
        </text:list-item>
      </text:list>
      <text:p text:style-name="P8"/>
      <text:list xml:id="list1233157318" text:style-name="L3">
        <text:list-header>
          <text:p text:style-name="P18">create a file and in that file give the password <text:span text:style-name="T3">and save it</text:span></text:p>
        </text:list-header>
      </text:list>
      <text:p text:style-name="P9"/>
      <text:p text:style-name="P9"><text:s text:c="10"/><text:span text:style-name="T3">check how many commands are there in docker secret using below command</text:span></text:p>
      <text:p text:style-name="P9"/>
      <text:p text:style-name="P9"><text:s text:c="12"/><text:span text:style-name="T3">docker secret –help </text:span></text:p>
      <text:p text:style-name="P9"/>
      <text:p text:style-name="P10"><text:s text:c="34"/><text:span text:style-name="T3">image</text:span></text:p>
      <text:p text:style-name="P10"><text:s text:c="10"/><text:span text:style-name="T4">creating a docker secret</text:span></text:p>
      <text:p text:style-name="P10"/>
      <text:p text:style-name="P11"><text:s text:c="22"/>sudo docker secret create <text:span text:style-name="T5">name</text:span> <text:span text:style-name="T5">filename</text:span></text:p>
      <text:p text:style-name="P11"/>
      <text:p text:style-name="P11"><text:s text:c="10"/><text:span text:style-name="T6">List the secrets</text:span></text:p>
      <text:p text:style-name="P11"><text:s text:c="2"/></text:p>
      <text:p text:style-name="P12"><text:s text:c="22"/>sudo docker secret ls</text:p>
      <text:p text:style-name="P12"><text:s text:c="8"/></text:p>
      <text:p text:style-name="P12"><text:s text:c="10"/><text:span text:style-name="T7">Inspecting the secrets</text:span></text:p>
      <text:p text:style-name="P12"/>
      <text:p text:style-name="P12"><text:s text:c="22"/>sudo docker secret inspect <text:span text:style-name="T8">&lt;Name of the secret&gt;</text:span> </text:p>
      <text:p text:style-name="P6"/>
      <text:list xml:id="list175412899155163" text:continue-list="list2112005812" text:style-name="L2">
        <text:list-item>
          <text:p text:style-name="P17">using cli for docker-secret</text:p>
        </text:list-item>
      </text:list>
      <text:p text:style-name="P6"/>
      <text:p text:style-name="P6"><text:s text:c="14"/><text:span text:style-name="T9">creating docker secret</text:span></text:p>
      <text:p text:style-name="P6"><text:s text:c="5"/></text:p>
      <text:p text:style-name="P6"><text:s text:c="22"/>echo "Bharathg123" | docker secret create git-username -</text:p>
      <text:p text:style-name="P6"/>
      <text:p text:style-name="P7"><text:s text:c="13"/><text:span text:style-name="T6">List the secrets</text:span></text:p>
      <text:p text:style-name="P13"><text:s text:c="2"/></text:p>
      <text:p text:style-name="P13"><text:s text:c="22"/>docker secret ls</text:p>
      <text:p text:style-name="P5"><text:s/></text:p>
      <text:p text:style-name="P14">USING SECRET IN SERVICE</text:p>
      <text:p text:style-name="P14"><text:s/></text:p>
      <text:p text:style-name="P14"><text:s/><text:span text:style-name="T10">Command:</text:span></text:p>
      <text:p text:style-name="P14"><text:s/></text:p>
      <text:p text:style-name="P14"><text:s text:c="11"/>docker service create --name ubuntu --secret git-password --secret git-username -e GIT_PASSWORD_FILE=/run/secrets/git-password -e GIT_USERNAME_FILE=/run/ecrets/git-username ubuntu:18.04</text:p>
      <text:p text:style-name="P14"/>
      <text:p text:style-name="P14"><text:soft-page-break/><text:s text:c="3"/><text:span text:style-name="T11">check the list of services</text:span></text:p>
      <text:p text:style-name="P14"/>
      <text:p text:style-name="P14"><text:s text:c="13"/>docker service ls</text:p>
      <text:p text:style-name="P14"/>
      <text:p text:style-name="P14"><text:s/><text:span text:style-name="T12">Removing the service</text:span></text:p>
      <text:p text:style-name="P14"><text:s text:c="7"/></text:p>
      <text:p text:style-name="P14"><text:s text:c="13"/><text:span text:style-name="T12">docker service rm &lt;service-name&gt;</text:span></text:p>
      <text:p text:style-name="P14"/>
      <text:p text:style-name="P15">Removing the secret</text:p>
      <text:p text:style-name="P15"/>
      <text:p text:style-name="P15"><text:s text:c="13"/>docker secret rm &lt;secret-id or secret-name&gt; </text:p>
      <text:p text:style-name="P1"/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14:08:58.796648013</meta:creation-date>
    <dc:date>2021-09-07T16:13:55.121714060</dc:date>
    <meta:editing-duration>PT1H54M3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182" meta:character-count="1554" meta:non-whitespace-character-count="1015"/>
  </office:meta>
</office:document-meta>
</file>